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5EAF2000401786FBD4BB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Menlo, Monaco, Consolas, 'Liberation Mono', 'Courier New', monospace"/>
    <style:font-face style:name="monospace" svg:font-family="monospace, monospace"/>
    <style:font-face style:name="var ff-mono" svg:font-family="'var ff-mono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">
      <style:paragraph-properties fo:margin-top="0cm" fo:margin-bottom="0.353cm" fo:line-height="115%">
        <style:tab-stops/>
      </style:paragraph-properties>
      <style:text-properties fo:font-size="11pt" fo:language="en" fo:country="none" style:font-size-asian="11pt" style:font-size-complex="11pt"/>
    </style:style>
    <style:style style:name="P2" style:family="paragraph" style:parent-style-name="Standard" style:list-style-name="">
      <style:paragraph-properties fo:margin-top="0cm" fo:margin-bottom="0.353cm" fo:line-height="115%"/>
      <style:text-properties fo:font-size="11pt" fo:language="en" fo:country="none" style:font-size-asian="11pt" style:font-size-complex="11pt"/>
    </style:style>
    <style:style style:name="P3" style:family="paragraph" style:parent-style-name="Standard" style:list-style-name="">
      <style:paragraph-properties fo:margin-top="0cm" fo:margin-bottom="0.353cm" fo:line-height="115%">
        <style:tab-stops/>
      </style:paragraph-properties>
      <style:text-properties fo:font-size="11pt" fo:language="en" fo:country="none" style:font-size-asian="11pt" style:font-size-complex="11pt"/>
    </style:style>
    <style:style style:name="P4" style:family="paragraph" style:parent-style-name="Standard" style:list-style-name="">
      <style:paragraph-properties fo:margin-top="0cm" fo:margin-bottom="0.353cm" fo:line-height="115%">
        <style:tab-stops/>
      </style:paragraph-properties>
      <style:text-properties fo:font-size="11pt" fo:language="en" fo:country="none" style:font-size-asian="11pt" style:font-size-complex="11pt"/>
    </style:style>
    <style:style style:name="T1" style:family="text">
      <style:text-properties fo:font-variant="normal" fo:text-transform="none" fo:color="#ffffff" style:font-name="monospace" fo:font-size="11.25pt" fo:letter-spacing="normal" fo:font-style="normal" fo:font-weight="normal"/>
    </style:style>
    <style:style style:name="T2" style:family="text">
      <style:text-properties fo:font-variant="normal" fo:text-transform="none" style:font-name="var ff-mono" fo:letter-spacing="normal" fo:font-style="normal" fo:font-weight="normal" fo:background-color="transparen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https://github.com/ravdy/maven</text:p>
      <text:p text:style-name="P2">sudo yum update</text:p>
      <text:p text:style-name="P2">sudo su - <text:s text:c="15"/>=&gt; <text:s/>to become root user</text:p>
      <text:p text:style-name="P2"/>
      <text:p text:style-name="P2">java setup</text:p>
      <text:p text:style-name="P2">yum install java-1.8*</text:p>
      <text:p text:style-name="P2">sudo amazon-linux-extras install java-openjdk11<text:span text:style-name="T1">do amazon-linux-extras install java-openjdk11</text:span></text:p>
      <text:p text:style-name="P2">java -version</text:p>
      <text:p text:style-name="P2"/>
      <text:p text:style-name="P2">set java path</text:p>
      <text:p text:style-name="P2">whereis java</text:p>
      <text:p text:style-name="P2"/>
      <text:p text:style-name="P2">find /usr/lib/jvm/java-1.8* | head -n 3</text:p>
      <text:p text:style-name="P2">after command you will get below one</text:p>
      <text:p text:style-name="P2">/usr/lib/jvm/java-1.8.0-openjdk-1.8.0.342.b07-1.amzn2.0.1.x86_64</text:p>
      <text:p text:style-name="P2"/>
      <text:p text:style-name="P2">vi ~/.bash_profile <text:s/>=&gt; hit enter then press i <text:s text:c="2"/>set java home path as per below image <text:s/>then to save press escape the :wq <text:s text:c="3"/>then hit enter</text:p>
      <text:p text:style-name="P2">JAVA_HOME=/usr/lib/jvm/java-1.8.0-openjdk-1.8.0.342.b07-1.amzn2.0.1.x86_64</text:p>
      <text:p text:style-name="P2"><text:soft-page-break/><draw:frame draw:style-name="fr1" draw:name="graphics1" text:anchor-type="as-char" svg:width="14.658cm" svg:height="9.922cm" draw:z-index="0"><draw:image xlink:href="Pictures/200000070005EAF2000401786FBD4BBC.wmf" xlink:type="simple" xlink:show="embed" xlink:actuate="onLoad"/></draw:frame></text:p>
      <text:p text:style-name="P3">echo $PATH <text:s text:c="2"/>(to <text:s/>see latesh path)</text:p>
      <text:p text:style-name="P3"/>
      <text:p text:style-name="P3">source <text:s/>~/.bash_profile</text:p>
      <text:p text:style-name="P3"/>
      <text:p text:style-name="P3">echo $PATH</text:p>
      <text:p text:style-name="P3"/>
      <text:p text:style-name="P3">java setup is completed</text:p>
      <text:p text:style-name="P3"><text:a xlink:type="simple" xlink:href="https://pkg.jenkins.io/redhat-stable/" text:style-name="Internet_20_link" text:visited-style-name="Visited_20_Internet_20_Link">https://pkg.jenkins.io/redhat-stable/</text:a></text:p>
      <text:p text:style-name="P3">sudo wget -O /etc/yum.repos.d/jenkins.repo https://pkg.jenkins.io/redhat-stable/jenkins.repo</text:p>
      <text:p text:style-name="P3"><text:s text:c="2"/>sudo rpm --import <text:a xlink:type="simple" xlink:href="https://pkg.jenkins.io/redhat-stable/jenkins.io.key" text:style-name="Internet_20_link" text:visited-style-name="Visited_20_Internet_20_Link">https://pkg.jenkins.io/redhat-stable/jenkins.io.key</text:a></text:p>
      <text:p text:style-name="P3"><text:s/>yum install fontconfig java-11-openjdk</text:p>
      <text:p text:style-name="P3"><text:s text:c="2"/>yum install jenkins</text:p>
      <text:p text:style-name="P3"/>
      <text:p text:style-name="P1"><text:span text:style-name="Source_20_Text"><text:span text:style-name="T2">sudo vi /etc/init.d/jenkins</text:span></text:span></text:p>
      <text:p text:style-name="P3"/>
      <text:p text:style-name="P3">PATH=$PATH:$HOME/bin:$JAVA_HOME</text:p>
      <text:p text:style-name="P3"/>
      <text:p text:style-name="P3">JAVA_HOME=/usr/lib/jvm/java-1.8.0-openjdk-1.8.0.342.b07-1.amzn2.0.1.x86_64</text:p>
      <text:p text:style-name="P3"><text:soft-page-break/>export PA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Menlo, Monaco, Consolas, 'Liberation Mono', 'Courier New', monospace"/>
    <style:font-face style:name="monospace" svg:font-family="monospace, monospace"/>
    <style:font-face style:name="var ff-mono" svg:font-family="'var ff-mono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6T12:26:47.40</meta:creation-date>
    <dc:date>2022-09-16T12:55:38.13</dc:date>
    <meta:editing-duration>PT28M49S</meta:editing-duration>
    <meta:editing-cycles>3</meta:editing-cycles>
    <meta:generator>OpenOffice/4.1.11$Win32 OpenOffice.org_project/4111m1$Build-9808</meta:generator>
    <meta:document-statistic meta:table-count="0" meta:image-count="1" meta:object-count="0" meta:page-count="3" meta:paragraph-count="28" meta:word-count="111" meta:character-count="1099"/>
  </office:meta>
</office:document-meta>
</file>